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ithAnderson1963</text:p>
          </table:table-cell>
          <table:table-cell table:number-columns-repeated="248"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Poz</text:p>
          </table:table-cell>
          <table:table-cell table:style-name="ACE-0" office:value-type="string">
            <text:p>Poznan Radiocarbon Laboratory</text:p>
          </table:table-cell>
          <table:table-cell table:style-name="ACE-0" office:value-type="string">
            <text:p>Po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Poznam2023</text:p>
          </table:table-cell>
          <table:table-cell table:number-columns-repeated="248"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RR</text:p>
          </table:table-cell>
          <table:table-cell table:style-name="ACE-0" office:value-type="string">
            <text:p>Scottish Universities Research and Reactor Centre</text:p>
          </table:table-cell>
          <table:table-cell table:style-name="ACE-0" office:value-type="string">
            <text:p>United Kingdom</text:p>
          </table:table-cell>
          <table:table-cell table:style-name="ACE-0" office:value-type="string">
            <text:p>conventional</text:p>
          </table:table-cell>
          <table:table-cell table:style-name="ACE-0" office:value-type="string">
            <text:p>In date lists I and II, no correction is done for marine shells. From III onwards, it was corrected. Groundwater and calcrete were not corrected. Fractionation was corrected using measured d13C</text:p>
          </table:table-cell>
          <table:table-cell table:style-name="ACE-0"/>
          <table:table-cell table:style-name="ACE-0" office:value-type="string">
            <text:p>HarknessWilson1979</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3" gnm:cursor-row="50">
          <gnm:selection gnm:start-col="3" gnm:start-row="50" gnm:end-col="3" gnm:end-row="5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12:40:39Z</dc:date>
    <meta:creation-date>2022-09-01T09:20:31Z</meta:creation-date>
    <meta:generator>gnumeric/1.12.46</meta:generator>
  </office:meta>
</office:document-meta>
</file>